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d" svg:font-family="Monospaced"/>
    <style:font-face style:name="OpenSymbol1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urier" svg:font-family="Courie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5"/>
    <style:style style:name="P3" style:family="paragraph" style:parent-style-name="Text_20_body" style:list-style-name="L6"/>
    <style:style style:name="P4" style:family="paragraph" style:parent-style-name="Text_20_body" style:list-style-name="L7"/>
    <style:style style:name="P5" style:family="paragraph" style:list-style-name="L6"/>
    <style:style style:name="P6" style:family="paragraph" style:parent-style-name="Standard">
      <style:text-properties style:font-name="Courier"/>
    </style:style>
    <style:style style:name="T1" style:family="text">
      <style:text-properties style:font-name="Courie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SEP:_advanced_function.2Fprofiling_in_Scilab_6"/>SEP: advanced findobj features in Scilab 6.1.1</text:h>
      <text:h text:style-name="Heading_20_1" text:outline-level="1"><text:bookmark text:name="Abstract"/><text:bookmark text:name="line-3"/><text:bookmark text:name="line-2"/>Abstract</text:h>
      <text:p text:style-name="Text_20_body"><text:bookmark text:name="line-7"/><text:bookmark text:name="line-6"/>Since the introduction of <text:span text:style-name="T1">findobj</text:span> the features of this function remained very limited. This SEP aims to propose a minimal set of <text:s/>essential features allowing powerful handling of graphic objects and their properties.</text:p>
      <text:h text:style-name="Heading_20_1" text:outline-level="1"><text:bookmark text:name="Requirements"/>Requirements</text:h>
      <text:p text:style-name="Text_20_body"><text:bookmark text:name="line-44"/><text:bookmark text:name="line-43"/><text:bookmark text:name="line-42"/>Currently findobj has severe limitations :</text:p>
      <text:list xml:id="list2503189333694941296" text:style-name="L6">
        <text:list-item>
          <text:p text:style-name="P3">search is done within all open figures and cannot be restricted to a given handle (or vector of handles)</text:p>
        </text:list-item>
        <text:list-item>
          <text:p text:style-name="P3">only one « propertyname/propertyvalue » pair can be specified</text:p>
        </text:list-item>
        <text:list-item>
          <text:p text:style-name="P3">it is not possible to search handles having a given property regardless its value</text:p>
        </text:list-item>
        <text:list-item>
          <text:p text:style-name="P3">the depth of the search is not limited</text:p>
        </text:list-item>
        <text:list-item>
          <text:p text:style-name="P3">only the first matching handle is returned</text:p>
        </text:list-item>
      </text:list>
      <text:p text:style-name="Text_20_body">We propose to implement these missing features. Here are the proposed syntaxes :- </text:p>
      <text:list xml:id="list3995258059649997835" text:style-name="L7">
        <text:list-item>
          <text:p text:style-name="P4">h = findobj() or findobj(searchHandles)<text:line-break/>all the descendants of existing figures or given objects in <text:s/>searchHandles are returned</text:p>
        </text:list-item>
        <text:list-item>
          <text:p text:style-name="P4">h = findobj(propertyName, propertyValue) <text:line-break/>objects having the given property with the given value are returned</text:p>
        </text:list-item>
        <text:list-item>
          <text:p text:style-name="P4">h = findobj(propertyName, propertyValue, operator, propertyName, propertyValue, …)<text:line-break/>same as above but with « operator » being a logical connector : </text:p>
          <text:list>
            <text:list-item>
              <text:p text:style-name="P4">«-and », which is the default connector when no operator is given between propertyname/propertyvalue  pairs, « -or », « -not »</text:p>
            </text:list-item>
          </text:list>
        </text:list-item>
        <text:list-item>
          <text:p text:style-name="P4">h = findobj("-property", propertyName, …)<text:line-break/>returns objects having a given set of properties regardless their values</text:p>
        </text:list-item>
        <text:list-item>
          <text:p text:style-name="P4">h = findobj(searchHandles, …)<text:line-break/>all the above can be restricted to given objects whose handles are given in searchHandles</text:p>
        </text:list-item>
        <text:list-item>
          <text:p text:style-name="P4">h = findobj(..., '-depth', d, …)</text:p>
          <text:p text:style-name="P4">allows to limit the depth of search. A value of 0 does not consider descendants.</text:p>
        </text:list-item>
        <text:list-item>
          <text:p text:style-name="P4">h = findobj(..., '-flat', …)<text:line-break/>equivalent to '-depth',0</text:p>
        </text:list-item>
      </text:list>
      <text:h text:style-name="Heading_20_2" text:outline-level="2"><text:soft-page-break/></text:h>
      <text:h text:style-name="Heading_20_2" text:outline-level="2">Bugzilla links</text:h>
      <text:p text:style-name="Text_20_body"><text:bookmark text:name="line-46"/><text:bookmark text:name="line-45"/>The following bugs have been entered on Bugzilla to track similar or related problems/wishlist: <text:bookmark text:name="line-48"/><text:bookmark text:name="line-47"/></text:p>
      <text:list xml:id="list7636842467664375057" text:style-name="L3">
        <text:list-item>
          <text:p text:style-name="P1"><text:s/>https://bugzilla.scilab.org/show_bug.cgi?id=7117</text:p>
        </text:list-item>
      </text:list>
      <text:h text:style-name="Heading_20_2" text:outline-level="2"><text:bookmark text:name="Other_software"/>Other software</text:h>
      <text:list xml:id="list3307805947605606937" text:style-name="L5">
        <text:list-item>
          <text:p text:style-name="P2"><text:bookmark text:name="line-57"/><text:bookmark text:name="line-56"/><text:a xlink:type="simple" xlink:href="https://fr.mathworks.com/help/matlab/ref/profile.html" text:style-name="Internet_20_link" text:visited-style-name="Visited_20_Internet_20_Link">https://fr.mathworks.com/help/matlab/ref/findobj.html</text:a> <text:bookmark text:name="line-58"/></text:p>
        </text:list-item>
        <text:list-item>
          <text:p text:style-name="P2"><text:bookmark text:name="line-61"/><text:bookmark text:name="line-60"/>https://octave.org/doc/v4.0.1/Searching-Properties.html</text:p>
        </text:list-item>
      </text:list>
      <text:h text:style-name="Heading_20_1" text:outline-level="1"><text:bookmark text:name="Examples"/>Examples</text:h>
      <text:p text:style-name="P6">// Create a figure</text:p>
      <text:p text:style-name="P6">h=scf();</text:p>
      <text:p text:style-name="P6">// plot something</text:p>
      <text:p text:style-name="P6">plot()</text:p>
      <text:p text:style-name="P6">xlabel abscissae</text:p>
      <text:p text:style-name="P6">ylabel ordinate</text:p>
      <text:p text:style-name="P6">title "a plot"</text:p>
      <text:p text:style-name="P6">legend "c1" "c2" "c3"</text:p>
      <text:p text:style-name="P6"/>
      <text:p text:style-name="P6">// Find the objects having a "font_size" property</text:p>
      <text:p text:style-name="P6">h1 = findobj("-property","font_size")</text:p>
      <text:p text:style-name="P6">// Change the font size of all text objects</text:p>
      <text:p text:style-name="P6">h1.font_size = 3</text:p>
      <text:p text:style-name="P6"/>
      <text:p text:style-name="P6">// Find the objects having a "thickness" property</text:p>
      <text:p text:style-name="P6">h2 = findobj("-property","thickness")</text:p>
      <text:p text:style-name="P6">// Change the thickness of such objects</text:p>
      <text:p text:style-name="P6">h2.thickness =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Monospaced" svg:font-family="Monospaced"/>
    <style:font-face style:name="OpenSymbol1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urier" svg:font-family="Courie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Source Han Sans CN Regular" style:font-size-asian="24pt" style:font-weight-asian="bold" style:font-name-complex="Lohit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Source Han Sans CN Regular" style:font-size-asian="18pt" style:font-weight-asian="bold" style:font-name-complex="Lohit Devanagar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Teletype" style:family="text">
      <style:text-properties style:font-name="Liberation Mono" style:font-name-asian="DejaVu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ément David</meta:initial-creator>
    <meta:creation-date>2019-01-09T10:47:35.370570264</meta:creation-date>
    <dc:date>2020-07-02T13:19:08</dc:date>
    <meta:editing-duration>PT1H2M19S</meta:editing-duration>
    <meta:editing-cycles>2</meta:editing-cycles>
    <meta:generator>OpenOffice/4.1.6$Unix OpenOffice.org_project/416m1$Build-9790</meta:generator>
    <meta:document-statistic meta:table-count="0" meta:image-count="0" meta:object-count="0" meta:page-count="2" meta:paragraph-count="43" meta:word-count="360" meta:character-count="2347"/>
  </office:meta>
</office:document-meta>
</file>